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start" style:justify-single-word="false"/>
      <style:text-properties fo:font-size="13pt" officeooo:rsid="00343f42" officeooo:paragraph-rsid="00343f42" style:font-size-asian="13pt" style:font-size-complex="13pt"/>
    </style:style>
    <style:style style:name="P2" style:family="paragraph" style:parent-style-name="Standard">
      <style:paragraph-properties fo:line-height="115%" fo:text-align="start" style:justify-single-word="false"/>
      <style:text-properties fo:font-size="13pt" officeooo:rsid="001c9451" officeooo:paragraph-rsid="001c9451" style:font-size-asian="13pt" style:font-size-complex="13pt"/>
    </style:style>
    <style:style style:name="P3" style:family="paragraph" style:parent-style-name="Standard">
      <style:paragraph-properties fo:line-height="115%" fo:text-align="start" style:justify-single-word="false"/>
      <style:text-properties fo:font-size="13pt" officeooo:rsid="001c9451" officeooo:paragraph-rsid="001fe815" style:font-size-asian="13pt" style:font-size-complex="13pt"/>
    </style:style>
    <style:style style:name="P4" style:family="paragraph" style:parent-style-name="Standard">
      <style:paragraph-properties fo:line-height="115%" fo:text-align="start" style:justify-single-word="false"/>
      <style:text-properties fo:font-size="13pt" officeooo:rsid="001c9451" officeooo:paragraph-rsid="00591e76" style:font-size-asian="13pt" style:font-size-complex="13pt"/>
    </style:style>
    <style:style style:name="P5" style:family="paragraph" style:parent-style-name="Standard">
      <style:paragraph-properties fo:line-height="115%" fo:text-align="start" style:justify-single-word="false"/>
      <style:text-properties fo:font-size="13pt" officeooo:rsid="001c9451" officeooo:paragraph-rsid="0061d76a" style:font-size-asian="13pt" style:font-size-complex="13pt"/>
    </style:style>
    <style:style style:name="P6" style:family="paragraph" style:parent-style-name="Standard">
      <style:paragraph-properties fo:line-height="115%" fo:text-align="start" style:justify-single-word="false"/>
      <style:text-properties fo:font-size="13pt" officeooo:rsid="001fe815" officeooo:paragraph-rsid="001fe815" style:font-size-asian="13pt" style:font-size-complex="13pt"/>
    </style:style>
    <style:style style:name="P7" style:family="paragraph" style:parent-style-name="Standard">
      <style:paragraph-properties fo:line-height="115%" fo:text-align="start" style:justify-single-word="false"/>
      <style:text-properties fo:font-size="13pt" officeooo:rsid="001e2015" officeooo:paragraph-rsid="001e2015" style:font-size-asian="13pt" style:font-size-complex="13pt"/>
    </style:style>
    <style:style style:name="P8" style:family="paragraph" style:parent-style-name="Standard">
      <style:paragraph-properties fo:line-height="115%" fo:text-align="start" style:justify-single-word="false"/>
      <style:text-properties fo:font-size="13pt" officeooo:rsid="001e2015" officeooo:paragraph-rsid="00343f42" style:font-size-asian="13pt" style:font-size-complex="13pt"/>
    </style:style>
    <style:style style:name="P9" style:family="paragraph" style:parent-style-name="Standard">
      <style:paragraph-properties fo:line-height="115%" fo:text-align="start" style:justify-single-word="false"/>
      <style:text-properties fo:font-size="13pt" officeooo:rsid="001e2015" officeooo:paragraph-rsid="00591e76" style:font-size-asian="13pt" style:font-size-complex="13pt"/>
    </style:style>
    <style:style style:name="P10" style:family="paragraph" style:parent-style-name="Standard">
      <style:paragraph-properties fo:line-height="115%" fo:text-align="start" style:justify-single-word="false"/>
      <style:text-properties fo:font-size="13pt" officeooo:rsid="001ef38f" officeooo:paragraph-rsid="001ef38f" style:font-size-asian="13pt" style:font-size-complex="13pt"/>
    </style:style>
    <style:style style:name="P11" style:family="paragraph" style:parent-style-name="Standard">
      <style:paragraph-properties fo:line-height="115%" fo:text-align="start" style:justify-single-word="false"/>
      <style:text-properties fo:font-size="13pt" officeooo:rsid="001ef38f" officeooo:paragraph-rsid="0020eee6" style:font-size-asian="13pt" style:font-size-complex="13pt"/>
    </style:style>
    <style:style style:name="P12" style:family="paragraph" style:parent-style-name="Standard">
      <style:paragraph-properties fo:line-height="115%" fo:text-align="start" style:justify-single-word="false"/>
      <style:text-properties fo:font-size="13pt" officeooo:rsid="001ef38f" officeooo:paragraph-rsid="0040df07" style:font-size-asian="13pt" style:font-size-complex="13pt"/>
    </style:style>
    <style:style style:name="P13" style:family="paragraph" style:parent-style-name="Standard">
      <style:paragraph-properties fo:line-height="115%" fo:text-align="start" style:justify-single-word="false"/>
      <style:text-properties fo:font-size="13pt" officeooo:rsid="002651a7" officeooo:paragraph-rsid="002651a7" style:font-size-asian="13pt" style:font-size-complex="13pt"/>
    </style:style>
    <style:style style:name="P14" style:family="paragraph" style:parent-style-name="Standard">
      <style:paragraph-properties fo:line-height="115%" fo:text-align="start" style:justify-single-word="false"/>
      <style:text-properties fo:font-size="13pt" officeooo:rsid="00238dac" officeooo:paragraph-rsid="00238dac" style:font-size-asian="13pt" style:font-size-complex="13pt"/>
    </style:style>
    <style:style style:name="P15" style:family="paragraph" style:parent-style-name="Standard">
      <style:paragraph-properties fo:line-height="115%" fo:text-align="start" style:justify-single-word="false"/>
      <style:text-properties fo:font-size="13pt" officeooo:rsid="00238dac" officeooo:paragraph-rsid="00343f42" style:font-size-asian="13pt" style:font-size-complex="13pt"/>
    </style:style>
    <style:style style:name="P16" style:family="paragraph" style:parent-style-name="Standard">
      <style:paragraph-properties fo:line-height="115%" fo:text-align="start" style:justify-single-word="false"/>
      <style:text-properties fo:font-size="13pt" officeooo:rsid="00238dac" officeooo:paragraph-rsid="0040df07" style:font-size-asian="13pt" style:font-size-complex="13pt"/>
    </style:style>
    <style:style style:name="P17" style:family="paragraph" style:parent-style-name="Standard">
      <style:paragraph-properties fo:line-height="115%" fo:text-align="start" style:justify-single-word="false"/>
      <style:text-properties fo:font-size="13pt" officeooo:rsid="00247e0d" officeooo:paragraph-rsid="00238dac" style:font-size-asian="13pt" style:font-size-complex="13pt"/>
    </style:style>
    <style:style style:name="P18" style:family="paragraph" style:parent-style-name="Standard">
      <style:paragraph-properties fo:line-height="115%" fo:text-align="start" style:justify-single-word="false"/>
      <style:text-properties fo:font-size="13pt" officeooo:rsid="0028e27e" officeooo:paragraph-rsid="0028e27e" style:font-size-asian="13pt" style:font-size-complex="13pt"/>
    </style:style>
    <style:style style:name="P19" style:family="paragraph" style:parent-style-name="Standard">
      <style:paragraph-properties fo:line-height="115%" fo:text-align="start" style:justify-single-word="false"/>
      <style:text-properties fo:font-size="13pt" officeooo:rsid="0028e27e" officeooo:paragraph-rsid="00413688" style:font-size-asian="13pt" style:font-size-complex="13pt"/>
    </style:style>
    <style:style style:name="P20" style:family="paragraph" style:parent-style-name="Standard">
      <style:paragraph-properties fo:line-height="115%" fo:text-align="start" style:justify-single-word="false"/>
      <style:text-properties fo:font-size="13pt" officeooo:rsid="0028e27e" officeooo:paragraph-rsid="0059288a" style:font-size-asian="13pt" style:font-size-complex="13pt"/>
    </style:style>
    <style:style style:name="P21" style:family="paragraph" style:parent-style-name="Standard">
      <style:paragraph-properties fo:line-height="115%" fo:text-align="start" style:justify-single-word="false"/>
      <style:text-properties fo:font-size="13pt" officeooo:rsid="002e9882" officeooo:paragraph-rsid="002e9882" style:font-size-asian="13pt" style:font-size-complex="13pt"/>
    </style:style>
    <style:style style:name="P22" style:family="paragraph" style:parent-style-name="Standard">
      <style:paragraph-properties fo:line-height="115%" fo:text-align="start" style:justify-single-word="false"/>
      <style:text-properties fo:font-size="13pt" officeooo:rsid="00315b12" officeooo:paragraph-rsid="00315b12" style:font-size-asian="13pt" style:font-size-complex="13pt"/>
    </style:style>
    <style:style style:name="P23" style:family="paragraph" style:parent-style-name="Standard">
      <style:paragraph-properties fo:line-height="115%" fo:text-align="start" style:justify-single-word="false"/>
      <style:text-properties fo:font-size="13pt" officeooo:rsid="00315b12" officeooo:paragraph-rsid="00413688" style:font-size-asian="13pt" style:font-size-complex="13pt"/>
    </style:style>
    <style:style style:name="P24" style:family="paragraph" style:parent-style-name="Standard">
      <style:paragraph-properties fo:line-height="115%" fo:text-align="start" style:justify-single-word="false"/>
      <style:text-properties fo:font-size="13pt" officeooo:rsid="0031e096" officeooo:paragraph-rsid="0031e096" style:font-size-asian="13pt" style:font-size-complex="13pt"/>
    </style:style>
    <style:style style:name="P25" style:family="paragraph" style:parent-style-name="Standard">
      <style:paragraph-properties fo:line-height="115%" fo:text-align="start" style:justify-single-word="false"/>
      <style:text-properties fo:font-size="13pt" officeooo:rsid="0033136a" officeooo:paragraph-rsid="0033136a" style:font-size-asian="13pt" style:font-size-complex="13pt"/>
    </style:style>
    <style:style style:name="P26" style:family="paragraph" style:parent-style-name="Standard">
      <style:paragraph-properties fo:line-height="115%" fo:text-align="start" style:justify-single-word="false"/>
      <style:text-properties fo:font-size="13pt" officeooo:rsid="0033136a" officeooo:paragraph-rsid="0041dbfc" style:font-size-asian="13pt" style:font-size-complex="13pt"/>
    </style:style>
    <style:style style:name="P27" style:family="paragraph" style:parent-style-name="Standard">
      <style:paragraph-properties fo:line-height="115%" fo:text-align="start" style:justify-single-word="false"/>
      <style:text-properties fo:font-size="13pt" officeooo:rsid="0033136a" officeooo:paragraph-rsid="00429a65" style:font-size-asian="13pt" style:font-size-complex="13pt"/>
    </style:style>
    <style:style style:name="P28" style:family="paragraph" style:parent-style-name="Standard">
      <style:paragraph-properties fo:line-height="115%" fo:text-align="start" style:justify-single-word="false"/>
      <style:text-properties fo:font-size="13pt" officeooo:rsid="0033e7b5" officeooo:paragraph-rsid="0033e7b5" style:font-size-asian="13pt" style:font-size-complex="13pt"/>
    </style:style>
    <style:style style:name="P29" style:family="paragraph" style:parent-style-name="Standard">
      <style:paragraph-properties fo:line-height="115%" fo:text-align="start" style:justify-single-word="false"/>
      <style:text-properties fo:font-size="13pt" officeooo:rsid="0033e7b5" officeooo:paragraph-rsid="0041dbfc" style:font-size-asian="13pt" style:font-size-complex="13pt"/>
    </style:style>
    <style:style style:name="P30" style:family="paragraph" style:parent-style-name="Standard">
      <style:paragraph-properties fo:line-height="115%" fo:text-align="start" style:justify-single-word="false"/>
      <style:text-properties fo:font-size="13pt" officeooo:rsid="0033e7b5" officeooo:paragraph-rsid="00429a65" style:font-size-asian="13pt" style:font-size-complex="13pt"/>
    </style:style>
    <style:style style:name="P31" style:family="paragraph" style:parent-style-name="Standard">
      <style:paragraph-properties fo:line-height="115%" fo:text-align="start" style:justify-single-word="false"/>
      <style:text-properties fo:font-size="13pt" officeooo:rsid="0035cb28" officeooo:paragraph-rsid="0033e7b5" style:font-size-asian="13pt" style:font-size-complex="13pt"/>
    </style:style>
    <style:style style:name="P32" style:family="paragraph" style:parent-style-name="Standard">
      <style:paragraph-properties fo:line-height="115%" fo:text-align="start" style:justify-single-word="false"/>
      <style:text-properties fo:font-size="13pt" officeooo:rsid="00367ffe" officeooo:paragraph-rsid="00367ffe" style:font-size-asian="13pt" style:font-size-complex="13pt"/>
    </style:style>
    <style:style style:name="P33" style:family="paragraph" style:parent-style-name="Standard">
      <style:paragraph-properties fo:line-height="115%" fo:text-align="start" style:justify-single-word="false"/>
      <style:text-properties fo:font-size="13pt" officeooo:rsid="00367ffe" officeooo:paragraph-rsid="0041dbfc" style:font-size-asian="13pt" style:font-size-complex="13pt"/>
    </style:style>
    <style:style style:name="P34" style:family="paragraph" style:parent-style-name="Standard">
      <style:paragraph-properties fo:line-height="115%" fo:text-align="start" style:justify-single-word="false"/>
      <style:text-properties fo:font-size="13pt" officeooo:rsid="0036fcf2" officeooo:paragraph-rsid="0036fcf2" style:font-size-asian="13pt" style:font-size-complex="13pt"/>
    </style:style>
    <style:style style:name="P35" style:family="paragraph" style:parent-style-name="Standard">
      <style:paragraph-properties fo:line-height="115%" fo:text-align="start" style:justify-single-word="false"/>
      <style:text-properties fo:font-size="13pt" officeooo:rsid="003800fe" officeooo:paragraph-rsid="003800fe" style:font-size-asian="13pt" style:font-size-complex="13pt"/>
    </style:style>
    <style:style style:name="P36" style:family="paragraph" style:parent-style-name="Standard">
      <style:paragraph-properties fo:line-height="115%" fo:text-align="start" style:justify-single-word="false"/>
      <style:text-properties fo:font-size="13pt" officeooo:rsid="003800fe" officeooo:paragraph-rsid="0044dc31" style:font-size-asian="13pt" style:font-size-complex="13pt"/>
    </style:style>
    <style:style style:name="P37" style:family="paragraph" style:parent-style-name="Standard">
      <style:paragraph-properties fo:line-height="115%" fo:text-align="start" style:justify-single-word="false"/>
      <style:text-properties fo:font-size="13pt" officeooo:rsid="003a6b6c" officeooo:paragraph-rsid="003a6b6c" style:font-size-asian="13pt" style:font-size-complex="13pt"/>
    </style:style>
    <style:style style:name="P38" style:family="paragraph" style:parent-style-name="Standard">
      <style:paragraph-properties fo:line-height="115%" fo:text-align="start" style:justify-single-word="false"/>
      <style:text-properties fo:font-size="13pt" officeooo:rsid="003a6b6c" officeooo:paragraph-rsid="00474d5f" style:font-size-asian="13pt" style:font-size-complex="13pt"/>
    </style:style>
    <style:style style:name="P39" style:family="paragraph" style:parent-style-name="Standard">
      <style:paragraph-properties fo:line-height="115%" fo:text-align="start" style:justify-single-word="false"/>
      <style:text-properties fo:font-size="13pt" officeooo:rsid="003bf702" officeooo:paragraph-rsid="003bf702" style:font-size-asian="13pt" style:font-size-complex="13pt"/>
    </style:style>
    <style:style style:name="P40" style:family="paragraph" style:parent-style-name="Standard">
      <style:paragraph-properties fo:line-height="115%" fo:text-align="start" style:justify-single-word="false"/>
      <style:text-properties fo:font-size="13pt" officeooo:rsid="003bf702" officeooo:paragraph-rsid="004d53da" style:font-size-asian="13pt" style:font-size-complex="13pt"/>
    </style:style>
    <style:style style:name="P41" style:family="paragraph" style:parent-style-name="Standard">
      <style:paragraph-properties fo:line-height="115%" fo:text-align="start" style:justify-single-word="false"/>
      <style:text-properties fo:font-size="13pt" officeooo:rsid="003bf702" officeooo:paragraph-rsid="0050de5c" style:font-size-asian="13pt" style:font-size-complex="13pt"/>
    </style:style>
    <style:style style:name="P42" style:family="paragraph" style:parent-style-name="Standard">
      <style:paragraph-properties fo:line-height="115%" fo:text-align="start" style:justify-single-word="false"/>
      <style:text-properties fo:font-size="13pt" officeooo:rsid="003bf702" officeooo:paragraph-rsid="00571cdb" style:font-size-asian="13pt" style:font-size-complex="13pt"/>
    </style:style>
    <style:style style:name="P43" style:family="paragraph" style:parent-style-name="Standard">
      <style:paragraph-properties fo:line-height="115%" fo:text-align="start" style:justify-single-word="false"/>
      <style:text-properties fo:font-size="13pt" officeooo:rsid="003d213e" officeooo:paragraph-rsid="003d213e" style:font-size-asian="13pt" style:font-size-complex="13pt"/>
    </style:style>
    <style:style style:name="P44" style:family="paragraph" style:parent-style-name="Standard">
      <style:paragraph-properties fo:line-height="115%" fo:text-align="start" style:justify-single-word="false"/>
      <style:text-properties fo:font-size="13pt" officeooo:rsid="003d213e" officeooo:paragraph-rsid="00571cdb" style:font-size-asian="13pt" style:font-size-complex="13pt"/>
    </style:style>
    <style:style style:name="P45" style:family="paragraph" style:parent-style-name="Standard">
      <style:paragraph-properties fo:line-height="115%" fo:text-align="start" style:justify-single-word="false"/>
      <style:text-properties fo:font-size="13pt" officeooo:rsid="003e66fc" officeooo:paragraph-rsid="0050de5c" style:font-size-asian="13pt" style:font-size-complex="13pt"/>
    </style:style>
    <style:style style:name="P46" style:family="paragraph" style:parent-style-name="Standard">
      <style:paragraph-properties fo:line-height="115%" fo:text-align="start" style:justify-single-word="false"/>
      <style:text-properties fo:font-size="13pt" officeooo:rsid="003ef1c4" officeooo:paragraph-rsid="003ef1c4" style:font-size-asian="13pt" style:font-size-complex="13pt"/>
    </style:style>
    <style:style style:name="P47" style:family="paragraph" style:parent-style-name="Standard">
      <style:paragraph-properties fo:line-height="115%" fo:text-align="start" style:justify-single-word="false" fo:break-before="page"/>
      <style:text-properties fo:font-size="13pt" officeooo:rsid="003ef1c4" officeooo:paragraph-rsid="003ef1c4" style:font-size-asian="13pt" style:font-size-complex="13pt"/>
    </style:style>
    <style:style style:name="P48" style:family="paragraph" style:parent-style-name="Table_20_Contents">
      <style:paragraph-properties fo:line-height="115%" fo:text-align="start" style:justify-single-word="false"/>
      <style:text-properties fo:font-size="13pt" officeooo:rsid="003ef1c4" officeooo:paragraph-rsid="003ef1c4" style:font-size-asian="13pt" style:font-size-complex="13pt"/>
    </style:style>
    <style:style style:name="P49" style:family="paragraph" style:parent-style-name="Standard">
      <style:paragraph-properties fo:line-height="115%" fo:text-align="start" style:justify-single-word="false"/>
      <style:text-properties fo:font-size="13pt" officeooo:rsid="003ef1c4" officeooo:paragraph-rsid="0050de5c" style:font-size-asian="13pt" style:font-size-complex="13pt"/>
    </style:style>
    <style:style style:name="P50" style:family="paragraph" style:parent-style-name="Standard">
      <style:paragraph-properties fo:line-height="115%" fo:text-align="start" style:justify-single-word="false"/>
      <style:text-properties fo:font-size="13pt" officeooo:rsid="003f4847" officeooo:paragraph-rsid="003f4847" style:font-size-asian="13pt" style:font-size-complex="13pt"/>
    </style:style>
    <style:style style:name="P51" style:family="paragraph" style:parent-style-name="Standard">
      <style:paragraph-properties fo:line-height="115%" fo:text-align="start" style:justify-single-word="false"/>
      <style:text-properties fo:font-size="13pt" officeooo:rsid="0040df07" officeooo:paragraph-rsid="0040df07" style:font-size-asian="13pt" style:font-size-complex="13pt"/>
    </style:style>
    <style:style style:name="P52" style:family="paragraph" style:parent-style-name="Standard">
      <style:paragraph-properties fo:line-height="115%" fo:text-align="start" style:justify-single-word="false"/>
      <style:text-properties fo:font-size="13pt" officeooo:rsid="00413688" officeooo:paragraph-rsid="00413688" style:font-size-asian="13pt" style:font-size-complex="13pt"/>
    </style:style>
    <style:style style:name="P53" style:family="paragraph" style:parent-style-name="Standard">
      <style:paragraph-properties fo:line-height="115%" fo:text-align="start" style:justify-single-word="false"/>
      <style:text-properties fo:font-size="13pt" officeooo:rsid="0036e2e8" officeooo:paragraph-rsid="00367ffe" style:font-size-asian="13pt" style:font-size-complex="13pt"/>
    </style:style>
    <style:style style:name="P54" style:family="paragraph" style:parent-style-name="Standard">
      <style:paragraph-properties fo:line-height="115%" fo:text-align="start" style:justify-single-word="false"/>
      <style:text-properties fo:font-size="13pt" officeooo:rsid="0036e2e8" officeooo:paragraph-rsid="0033e7b5" style:font-size-asian="13pt" style:font-size-complex="13pt"/>
    </style:style>
    <style:style style:name="P55" style:family="paragraph" style:parent-style-name="Standard">
      <style:paragraph-properties fo:line-height="115%" fo:text-align="start" style:justify-single-word="false"/>
      <style:text-properties fo:font-size="13pt" officeooo:rsid="0036e2e8" officeooo:paragraph-rsid="00429a65" style:font-size-asian="13pt" style:font-size-complex="13pt"/>
    </style:style>
    <style:style style:name="P56" style:family="paragraph" style:parent-style-name="Standard">
      <style:paragraph-properties fo:line-height="115%" fo:text-align="start" style:justify-single-word="false"/>
      <style:text-properties fo:font-size="13pt" officeooo:rsid="0041dbfc" officeooo:paragraph-rsid="00429a65" style:font-size-asian="13pt" style:font-size-complex="13pt"/>
    </style:style>
    <style:style style:name="P57" style:family="paragraph" style:parent-style-name="Standard">
      <style:paragraph-properties fo:line-height="115%" fo:text-align="start" style:justify-single-word="false"/>
      <style:text-properties fo:font-size="13pt" officeooo:rsid="0041dbfc" officeooo:paragraph-rsid="0041dbfc" style:font-size-asian="13pt" style:font-size-complex="13pt"/>
    </style:style>
    <style:style style:name="P58" style:family="paragraph" style:parent-style-name="Standard">
      <style:paragraph-properties fo:line-height="115%" fo:text-align="start" style:justify-single-word="false"/>
      <style:text-properties fo:font-size="13pt" officeooo:rsid="00429a65" officeooo:paragraph-rsid="0041dbfc" style:font-size-asian="13pt" style:font-size-complex="13pt"/>
    </style:style>
    <style:style style:name="P59" style:family="paragraph" style:parent-style-name="Standard">
      <style:paragraph-properties fo:line-height="115%" fo:text-align="start" style:justify-single-word="false"/>
      <style:text-properties fo:font-size="13pt" officeooo:rsid="00429a65" officeooo:paragraph-rsid="00429a65" style:font-size-asian="13pt" style:font-size-complex="13pt"/>
    </style:style>
    <style:style style:name="P60" style:family="paragraph" style:parent-style-name="Standard">
      <style:paragraph-properties fo:line-height="115%" fo:text-align="start" style:justify-single-word="false"/>
      <style:text-properties fo:font-size="13pt" officeooo:rsid="0044dc31" officeooo:paragraph-rsid="0044dc31" style:font-size-asian="13pt" style:font-size-complex="13pt"/>
    </style:style>
    <style:style style:name="P61" style:family="paragraph" style:parent-style-name="Standard">
      <style:paragraph-properties fo:line-height="115%" fo:text-align="start" style:justify-single-word="false"/>
      <style:text-properties fo:font-size="13pt" officeooo:rsid="00474d5f" officeooo:paragraph-rsid="00474d5f" style:font-size-asian="13pt" style:font-size-complex="13pt"/>
    </style:style>
    <style:style style:name="P62" style:family="paragraph" style:parent-style-name="Standard">
      <style:paragraph-properties fo:line-height="115%" fo:text-align="start" style:justify-single-word="false"/>
      <style:text-properties fo:font-size="13pt" officeooo:rsid="0050de5c" officeooo:paragraph-rsid="0050de5c" style:font-size-asian="13pt" style:font-size-complex="13pt"/>
    </style:style>
    <style:style style:name="P63" style:family="paragraph" style:parent-style-name="Table_20_Contents">
      <style:paragraph-properties fo:line-height="115%" fo:text-align="start" style:justify-single-word="false"/>
      <style:text-properties fo:font-size="13pt" officeooo:rsid="0050de5c" officeooo:paragraph-rsid="0050de5c" style:font-size-asian="13pt" style:font-size-complex="13pt"/>
    </style:style>
    <style:style style:name="P64" style:family="paragraph" style:parent-style-name="Standard">
      <style:paragraph-properties fo:line-height="115%" fo:text-align="start" style:justify-single-word="false"/>
      <style:text-properties fo:font-size="13pt" officeooo:rsid="00571cdb" officeooo:paragraph-rsid="00571cdb" style:font-size-asian="13pt" style:font-size-complex="13pt"/>
    </style:style>
    <style:style style:name="P65" style:family="paragraph" style:parent-style-name="Standard">
      <style:paragraph-properties fo:line-height="115%" fo:text-align="start" style:justify-single-word="false"/>
      <style:text-properties fo:font-size="13pt" officeooo:rsid="00571cdb" officeooo:paragraph-rsid="0058f120" style:font-size-asian="13pt" style:font-size-complex="13pt"/>
    </style:style>
    <style:style style:name="P66" style:family="paragraph" style:parent-style-name="Text_20_body">
      <style:paragraph-properties fo:line-height="115%" fo:text-align="start" style:justify-single-word="false"/>
      <style:text-properties fo:font-size="13pt" officeooo:rsid="00571cdb" officeooo:paragraph-rsid="00762458" style:font-size-asian="13pt" style:font-size-complex="13pt"/>
    </style:style>
    <style:style style:name="P67" style:family="paragraph" style:parent-style-name="Standard">
      <style:paragraph-properties fo:line-height="115%" fo:text-align="start" style:justify-single-word="false"/>
      <style:text-properties fo:font-size="13pt" officeooo:rsid="00571cdb" officeooo:paragraph-rsid="00775025" style:font-size-asian="13pt" style:font-size-complex="13pt"/>
    </style:style>
    <style:style style:name="P68" style:family="paragraph" style:parent-style-name="Standard">
      <style:paragraph-properties fo:line-height="115%" fo:text-align="start" style:justify-single-word="false"/>
      <style:text-properties fo:font-size="13pt" officeooo:rsid="0058f120" officeooo:paragraph-rsid="0058f120" style:font-size-asian="13pt" style:font-size-complex="13pt"/>
    </style:style>
    <style:style style:name="P69" style:family="paragraph" style:parent-style-name="Standard">
      <style:paragraph-properties fo:line-height="115%" fo:text-align="start" style:justify-single-word="false"/>
      <style:text-properties fo:font-size="13pt" officeooo:rsid="00591c56" officeooo:paragraph-rsid="00591c56" style:font-size-asian="13pt" style:font-size-complex="13pt"/>
    </style:style>
    <style:style style:name="P70" style:family="paragraph" style:parent-style-name="Standard">
      <style:paragraph-properties fo:line-height="115%" fo:text-align="start" style:justify-single-word="false"/>
      <style:text-properties fo:font-size="13pt" officeooo:rsid="00591e76" officeooo:paragraph-rsid="00591e76" style:font-size-asian="13pt" style:font-size-complex="13pt"/>
    </style:style>
    <style:style style:name="P71" style:family="paragraph" style:parent-style-name="Standard">
      <style:paragraph-properties fo:line-height="115%" fo:text-align="start" style:justify-single-word="false"/>
      <style:text-properties fo:font-size="13pt" officeooo:rsid="001cc418" officeooo:paragraph-rsid="00591e76" style:font-size-asian="13pt" style:font-size-complex="13pt"/>
    </style:style>
    <style:style style:name="P72" style:family="paragraph" style:parent-style-name="Standard">
      <style:paragraph-properties fo:line-height="115%" fo:text-align="start" style:justify-single-word="false"/>
      <style:text-properties fo:font-size="13pt" officeooo:rsid="001cc418" officeooo:paragraph-rsid="005f9fd9" style:font-size-asian="13pt" style:font-size-complex="13pt"/>
    </style:style>
    <style:style style:name="P73" style:family="paragraph" style:parent-style-name="Standard">
      <style:paragraph-properties fo:line-height="115%" fo:text-align="start" style:justify-single-word="false"/>
      <style:text-properties fo:font-size="13pt" officeooo:rsid="0059288a" officeooo:paragraph-rsid="0059288a" style:font-size-asian="13pt" style:font-size-complex="13pt"/>
    </style:style>
    <style:style style:name="P74" style:family="paragraph" style:parent-style-name="Standard">
      <style:paragraph-properties fo:line-height="115%" fo:text-align="start" style:justify-single-word="false"/>
      <style:text-properties fo:font-size="13pt" officeooo:rsid="005d3ac6" officeooo:paragraph-rsid="005d3ac6" style:font-size-asian="13pt" style:font-size-complex="13pt"/>
    </style:style>
    <style:style style:name="P75" style:family="paragraph" style:parent-style-name="Standard">
      <style:paragraph-properties fo:line-height="115%" fo:text-align="start" style:justify-single-word="false"/>
      <style:text-properties fo:font-size="13pt" officeooo:rsid="0063ad76" officeooo:paragraph-rsid="0063ad76" style:font-size-asian="13pt" style:font-size-complex="13pt"/>
    </style:style>
    <style:style style:name="P76" style:family="paragraph" style:parent-style-name="Standard">
      <style:paragraph-properties fo:line-height="115%" fo:text-align="start" style:justify-single-word="false"/>
      <style:text-properties fo:font-size="13pt" officeooo:rsid="0066835f" officeooo:paragraph-rsid="0066835f" style:font-size-asian="13pt" style:font-size-complex="13pt"/>
    </style:style>
    <style:style style:name="P77" style:family="paragraph" style:parent-style-name="Standard">
      <style:paragraph-properties fo:line-height="115%" fo:text-align="start" style:justify-single-word="false"/>
      <style:text-properties fo:font-size="13pt" officeooo:rsid="0022a7f6" officeooo:paragraph-rsid="0022a7f6" style:font-size-asian="13pt" style:font-size-complex="13pt"/>
    </style:style>
    <style:style style:name="P78" style:family="paragraph" style:parent-style-name="normal">
      <style:paragraph-properties fo:line-height="115%" fo:text-align="start" style:justify-single-word="false"/>
      <style:text-properties fo:font-size="13pt" officeooo:rsid="0022a7f6" officeooo:paragraph-rsid="006c3328" style:font-size-asian="13pt" style:font-size-complex="13pt"/>
    </style:style>
    <style:style style:name="P79" style:family="paragraph" style:parent-style-name="Standard">
      <style:paragraph-properties fo:line-height="115%" fo:text-align="start" style:justify-single-word="false"/>
      <style:text-properties fo:font-size="13pt" officeooo:rsid="00702e4e" officeooo:paragraph-rsid="00702e4e" style:font-size-asian="13pt" style:font-size-complex="13pt"/>
    </style:style>
    <style:style style:name="P80" style:family="paragraph" style:parent-style-name="normal">
      <style:paragraph-properties fo:line-height="115%" fo:text-align="start" style:justify-single-word="false"/>
      <style:text-properties fo:font-size="13pt" officeooo:rsid="006d22f4" officeooo:paragraph-rsid="006d22f4" style:font-size-asian="13pt" style:font-size-complex="13pt"/>
    </style:style>
    <style:style style:name="P81" style:family="paragraph" style:parent-style-name="Standard">
      <style:paragraph-properties fo:line-height="115%" fo:text-align="start" style:justify-single-word="false"/>
      <style:text-properties fo:font-size="13pt" officeooo:rsid="007883af" officeooo:paragraph-rsid="007883af" style:font-size-asian="13pt" style:font-size-complex="13pt"/>
    </style:style>
    <style:style style:name="P82" style:family="paragraph" style:parent-style-name="Standard">
      <style:paragraph-properties fo:line-height="115%" fo:text-align="start" style:justify-single-word="false"/>
      <style:text-properties fo:font-size="13pt" officeooo:rsid="007883af" officeooo:paragraph-rsid="003f4847" style:font-size-asian="13pt" style:font-size-complex="13pt"/>
    </style:style>
    <style:style style:name="P83" style:family="paragraph" style:parent-style-name="Standard">
      <style:paragraph-properties fo:line-height="115%" fo:text-align="start" style:justify-single-word="false"/>
      <style:text-properties fo:font-size="13pt" officeooo:rsid="007a1b83" officeooo:paragraph-rsid="007a1b83" style:font-size-asian="13pt" style:font-size-complex="13pt"/>
    </style:style>
    <style:style style:name="P84" style:family="paragraph" style:parent-style-name="Standard">
      <style:paragraph-properties fo:line-height="115%" fo:text-align="start" style:justify-single-word="false"/>
      <style:text-properties fo:font-size="13pt" officeooo:rsid="007c207c" officeooo:paragraph-rsid="007c207c" style:font-size-asian="13pt" style:font-size-complex="13pt"/>
    </style:style>
    <style:style style:name="P85" style:family="paragraph" style:parent-style-name="Standard">
      <style:paragraph-properties fo:line-height="115%" fo:text-align="start" style:justify-single-word="false"/>
      <style:text-properties fo:color="#ffff00" loext:opacity="100%" fo:font-size="13pt" officeooo:rsid="003bf702" officeooo:paragraph-rsid="003bf702" style:font-size-asian="13pt" style:font-size-complex="13pt"/>
    </style:style>
    <style:style style:name="P86" style:family="paragraph" style:parent-style-name="Standard">
      <style:paragraph-properties fo:line-height="115%" fo:text-align="start" style:justify-single-word="false"/>
      <style:text-properties officeooo:paragraph-rsid="00571cdb"/>
    </style:style>
    <style:style style:name="P87" style:family="paragraph" style:parent-style-name="normal">
      <style:paragraph-properties fo:margin-left="0cm" fo:margin-right="0cm" fo:text-indent="0cm" style:auto-text-indent="false"/>
      <style:text-properties officeooo:paragraph-rsid="006d22f4"/>
    </style:style>
    <style:style style:name="P88" style:family="paragraph" style:parent-style-name="normal">
      <style:text-properties officeooo:paragraph-rsid="006d22f4"/>
    </style:style>
    <style:style style:name="P89" style:family="paragraph" style:parent-style-name="normal">
      <style:paragraph-properties fo:margin-left="0cm" fo:margin-right="0cm" fo:text-indent="0cm" style:auto-text-indent="false"/>
      <style:text-properties officeooo:rsid="006e4102" officeooo:paragraph-rsid="006e4102"/>
    </style:style>
    <style:style style:name="P90" style:family="paragraph" style:parent-style-name="normal" style:list-style-name="WWNum4">
      <style:paragraph-properties fo:margin-left="0cm" fo:margin-right="0cm" fo:text-indent="0cm" style:auto-text-indent="false"/>
      <style:text-properties officeooo:paragraph-rsid="006d22f4"/>
    </style:style>
    <style:style style:name="T1" style:family="text">
      <style:text-properties officeooo:rsid="001fe815"/>
    </style:style>
    <style:style style:name="T2" style:family="text">
      <style:text-properties officeooo:rsid="0028fc66"/>
    </style:style>
    <style:style style:name="T3" style:family="text">
      <style:text-properties officeooo:rsid="002d7341"/>
    </style:style>
    <style:style style:name="T4" style:family="text">
      <style:text-properties officeooo:rsid="00343f42"/>
    </style:style>
    <style:style style:name="T5" style:family="text">
      <style:text-properties officeooo:rsid="001ef38f"/>
    </style:style>
    <style:style style:name="T6" style:family="text">
      <style:text-properties officeooo:rsid="0036e2e8"/>
    </style:style>
    <style:style style:name="T7" style:family="text">
      <style:text-properties officeooo:rsid="0036fcf2"/>
    </style:style>
    <style:style style:name="T8" style:family="text">
      <style:text-properties officeooo:rsid="003e66fc"/>
    </style:style>
    <style:style style:name="T9" style:family="text">
      <style:text-properties officeooo:rsid="0040df07"/>
    </style:style>
    <style:style style:name="T10" style:family="text">
      <style:text-properties officeooo:rsid="00413688"/>
    </style:style>
    <style:style style:name="T11" style:family="text">
      <style:text-properties officeooo:rsid="0041dbfc"/>
    </style:style>
    <style:style style:name="T12" style:family="text">
      <style:text-properties officeooo:rsid="0033136a"/>
    </style:style>
    <style:style style:name="T13" style:family="text">
      <style:text-properties officeooo:rsid="00429a65"/>
    </style:style>
    <style:style style:name="T14" style:family="text">
      <style:text-properties officeooo:rsid="0044dc31"/>
    </style:style>
    <style:style style:name="T15" style:family="text">
      <style:text-properties officeooo:rsid="00474d5f"/>
    </style:style>
    <style:style style:name="T16" style:family="text">
      <style:text-properties officeooo:rsid="003800fe"/>
    </style:style>
    <style:style style:name="T17" style:family="text">
      <style:text-properties officeooo:rsid="004759f5"/>
    </style:style>
    <style:style style:name="T18" style:family="text">
      <style:text-properties officeooo:rsid="004ad6e0"/>
    </style:style>
    <style:style style:name="T19" style:family="text">
      <style:text-properties officeooo:rsid="004d53da"/>
    </style:style>
    <style:style style:name="T20" style:family="text">
      <style:text-properties officeooo:rsid="0050de5c"/>
    </style:style>
    <style:style style:name="T21" style:family="text">
      <style:text-properties officeooo:rsid="0052a8a1"/>
    </style:style>
    <style:style style:name="T22" style:family="text">
      <style:text-properties officeooo:rsid="005459db"/>
    </style:style>
    <style:style style:name="T23" style:family="text">
      <style:text-properties officeooo:rsid="0055c5af"/>
    </style:style>
    <style:style style:name="T24" style:family="text">
      <style:text-properties officeooo:rsid="00571cdb"/>
    </style:style>
    <style:style style:name="T25" style:family="text">
      <style:text-properties fo:font-size="13pt" officeooo:rsid="00571cdb" style:font-size-asian="13pt" style:font-size-complex="13pt"/>
    </style:style>
    <style:style style:name="T26" style:family="text">
      <style:text-properties officeooo:rsid="0058f120"/>
    </style:style>
    <style:style style:name="T27" style:family="text">
      <style:text-properties officeooo:rsid="00591c56"/>
    </style:style>
    <style:style style:name="T28" style:family="text">
      <style:text-properties officeooo:rsid="00591e76"/>
    </style:style>
    <style:style style:name="T29" style:family="text">
      <style:text-properties officeooo:rsid="0059288a"/>
    </style:style>
    <style:style style:name="T30" style:family="text">
      <style:text-properties officeooo:rsid="005e0c2d"/>
    </style:style>
    <style:style style:name="T31" style:family="text">
      <style:text-properties officeooo:rsid="005f9fd9"/>
    </style:style>
    <style:style style:name="T32" style:family="text">
      <style:text-properties officeooo:rsid="0028e27e"/>
    </style:style>
    <style:style style:name="T33" style:family="text">
      <style:text-properties officeooo:rsid="00614fef"/>
    </style:style>
    <style:style style:name="T34" style:family="text">
      <style:text-properties officeooo:rsid="0061d76a"/>
    </style:style>
    <style:style style:name="T35" style:family="text">
      <style:text-properties officeooo:rsid="0061ed63"/>
    </style:style>
    <style:style style:name="T36" style:family="text">
      <style:text-properties officeooo:rsid="0063ad76"/>
    </style:style>
    <style:style style:name="T37" style:family="text">
      <style:text-properties officeooo:rsid="006890b1"/>
    </style:style>
    <style:style style:name="T38" style:family="text">
      <style:text-properties officeooo:rsid="006b06cc"/>
    </style:style>
    <style:style style:name="T39" style:family="text">
      <style:text-properties officeooo:rsid="006c3328"/>
    </style:style>
    <style:style style:name="T40" style:family="text">
      <style:text-properties officeooo:rsid="006e4102"/>
    </style:style>
    <style:style style:name="T41" style:family="text">
      <style:text-properties officeooo:rsid="00702e4e"/>
    </style:style>
    <style:style style:name="T42" style:family="text">
      <style:text-properties officeooo:rsid="007389f1"/>
    </style:style>
    <style:style style:name="T43" style:family="text">
      <style:text-properties officeooo:rsid="00775025"/>
    </style:style>
    <style:style style:name="T44" style:family="text">
      <style:text-properties officeooo:rsid="007e1b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/>15/11</text:p>
      <text:p text:style-name="P1">Componenti PC:</text:p>
      <text:p text:style-name="P74">Software base: Gestisce <text:span text:style-name="T30">risorse</text:span> hardware (SO, librerie)</text:p>
      <text:p text:style-name="P74">Software applicativo: applicazione per risolvere problemi utente</text:p>
      <text:p text:style-name="P2">Case: <text:span text:style-name="T28">Case</text:span></text:p>
      <text:p text:style-name="P2">PSU: <text:span text:style-name="T1">alimentatore</text:span></text:p>
      <text:p text:style-name="P2"><text:span text:style-name="T4">UPS</text:span>: <text:span text:style-name="T1">PSU</text:span> <text:span text:style-name="T1">supp</text:span><text:span text:style-name="T28">lementare</text:span></text:p>
      <text:p text:style-name="P2"><text:span text:style-name="T28">Motherboard</text:span><text:span text:style-name="T4">:</text:span> alloggio componenti, le grandezze sono EATX, ATX, microATX,miniATX</text:p>
      <text:p text:style-name="P70">chipset Motherboard: Intermediario Cpu – resto, compatbilità</text:p>
      <text:p text:style-name="P2"><text:span text:style-name="T28">b</text:span>ack panel piastra: punto interconnessione <text:span text:style-name="T28">disp I/O</text:span></text:p>
      <text:p text:style-name="P2"/>
      <text:p text:style-name="P4">CPU: <text:s/><text:span text:style-name="T28">Unità processi/calcoli </text:span>(pga,lga) &gt; <text:span text:style-name="T33">transistor &gt; +piccolo + efficiente</text:span></text:p>
      <text:p text:style-name="P4">intel i series= <text:s/><text:span text:style-name="T28">P</text:span>c</text:p>
      <text:p text:style-name="P4">intel xeon= <text:s/><text:span text:style-name="T28">S</text:span>erver</text:p>
      <text:p text:style-name="P2">cpu <text:span text:style-name="T28">architet</text:span> (x86 per pc <text:span text:style-name="T1">+ perform + stabile</text:span>, arm per cel <text:span text:style-name="T1">+efficiente</text:span>) </text:p>
      <text:p text:style-name="P2"><text:span text:style-name="T1">P</text:span>rogrammi non compatibili &gt; <text:span text:style-name="T28">assembler diverso&gt; ricompilare</text:span></text:p>
      <text:p text:style-name="P2">complilatore → assembler → machine language</text:p>
      <text:p text:style-name="P70">velocità <text:span text:style-name="T31">CPU</text:span>: </text:p>
      <text:p text:style-name="P2">clock= velocità processore <text:span text:style-name="T31">operazioni/sec hz</text:span></text:p>
      <text:p text:style-name="P2">core= più processori, più lavori paralleli</text:p>
      <text:p text:style-name="P2">multi-threading: cpu accumula <text:span text:style-name="T28">lavor</text:span><text:span text:style-name="T31">o</text:span><text:span text:style-name="T28"> </text:span><text:span text:style-name="T31">e lo </text:span><text:span text:style-name="T28">fa</text:span> in ordine ottimale, <text:span text:style-name="T31">per questo dice</text:span> di avere <text:span text:style-name="T28">il doppio dei suoi core</text:span></text:p>
      <text:p text:style-name="P2"/>
      <text:p text:style-name="P70">Hard disk: Memoria di massa +spazio -performance elaborazioni carenti SSD&gt;HDD</text:p>
      <text:p text:style-name="P72"><text:span text:style-name="T28">RAM:</text:span> banco da lavoro del pc &gt; <text:span text:style-name="T32">quando </text:span><text:span text:style-name="T27">ram finita </text:span><text:span text:style-name="T32"><text:s/>memoria virtuale </text:span><text:span text:style-name="T27">su</text:span><text:span text:style-name="T32"> disco fisso,</text:span><text:span text:style-name="T9"> lento</text:span></text:p>
      <text:p text:style-name="P71">ram notch <text:span text:style-name="T1">(pezzo rotto denti ram)</text:span></text:p>
      <text:p text:style-name="P71">slot ddr<text:span text:style-name="T1">3</text:span> <text:span text:style-name="T1">=/= banco</text:span> ddr4, la cas latency è l’indicatore più importante</text:p>
      <text:p text:style-name="P4"><text:span text:style-name="T28">Cache</text:span>= memoria molto veloce nella cpu, <text:span text:style-name="T35">è static ram, non perde carica </text:span>condensatori, <text:span text:style-name="T35">veloce e costosa,</text:span><text:span text:style-name="T4"> ha</text:span> 3 livelli, -<text:span text:style-name="T4">app usata, <text:s/>scala 1 - 2 – 3</text:span></text:p>
      <text:p text:style-name="P2"><text:span text:style-name="T28">B</text:span>ios= <text:span text:style-name="T34">si occupa di hardware prima di localizzare SO, self test e conf CMOS</text:span></text:p>
      <text:p text:style-name="P4">CMOS= piccola memoria nella motherboard, contiene impostazioni BIOS</text:p>
      <text:p text:style-name="P5">UEFI= bios <text:span text:style-name="T4">upgrade</text:span></text:p>
      <text:p text:style-name="P2"/>
      <text:p text:style-name="P3">I dati sono in binario, i condensatori sono accessi 1 o spenti 0 <text:s/></text:p>
      <text:p text:style-name="P3"><text:span text:style-name="T28">Il</text:span> disco magnetico mette giù la puntina, sente se c’è una carica negativa 0 <text:span text:style-name="T28">o</text:span> positiva 1, <text:span text:style-name="T4">carpisce</text:span><text:span text:style-name="T1"> un numero </text:span><text:span text:style-name="T4">binario </text:span><text:span text:style-name="T1">(100110) </text:span><text:span text:style-name="T4">e poi esegue</text:span><text:span text:style-name="T1"> </text:span></text:p>
      <text:p text:style-name="P2"/>
      <text:p text:style-name="P2"><text:span text:style-name="T28">D</text:span>ati, <text:span text:style-name="T28">espressi in:</text:span></text:p>
      <text:p text:style-name="P4"><text:span text:style-name="T28">B</text:span>yte (8bit) per misurare dimensioni <text:span text:style-name="T28">file</text:span></text:p>
      <text:p text:style-name="P4"><text:span text:style-name="T28">B</text:span>it <text:span text:style-name="T28">per </text:span>velocità trasmissione dati, il bitrate</text:p>
      <text:p text:style-name="P8"><text:span text:style-name="T4">B</text:span>us es<text:span text:style-name="T9">p</text:span>ansione</text:p>
      <text:p text:style-name="P8"><text:span text:style-name="T28">PCI-Express: </text:span><text:span text:style-name="T1">attacca </text:span><text:span text:style-name="T28">componenti interne</text:span><text:span text:style-name="T1">, più </text:span><text:span text:style-name="T28">il device</text:span><text:span text:style-name="T1"> è </text:span>demanding, più x richiede</text:p>
      <text:p text:style-name="P8"><text:soft-page-break/></text:p>
      <text:p text:style-name="P8"><text:span text:style-name="T28">GPU/ </text:span><text:span text:style-name="T4">S</text:span>chede video</text:p>
      <text:p text:style-name="P9">scheda ottimizzata per processi 3D, virgola mobile. </text:p>
      <text:p text:style-name="P9"><text:span text:style-name="T28">S</text:span>chede <text:span text:style-name="T28">consumer: + Nuova, -Instabile</text:span> </text:p>
      <text:p text:style-name="P70">Schede Aziendali: -Vecchia, +Stabile</text:p>
      <text:p text:style-name="P8">SLI: connettere più schede video</text:p>
      <text:p text:style-name="P8"/>
      <text:p text:style-name="P8">Pannelli</text:p>
      <text:p text:style-name="P8">TN <text:span text:style-name="T1">(latency + ma qualità – prezzo -)</text:span>, VA<text:span text:style-name="T1">(compromesso)</text:span>, <text:s/>IPS <text:span text:style-name="T1">(latency- qualità + prezzo -)</text:span></text:p>
      <text:p text:style-name="P71"/>
      <text:p text:style-name="P71">NAS: <text:span text:style-name="T9">Hard disk per intera rete</text:span>, <text:span text:style-name="T9">dotato di RAIDs. Dotato di ridondanze come +ventole</text:span></text:p>
      <text:p text:style-name="P7">RAID</text:p>
      <text:p text:style-name="P1">Modalità di memorizzazione su dischi</text:p>
      <text:p text:style-name="P1"/>
      <text:p text:style-name="P7"><text:span text:style-name="T4">-R</text:span>aid 0 : <text:span text:style-name="T4">+vel</text:span> spalma dati su <text:span text:style-name="T9">2 dischi</text:span> <text:span text:style-name="T9">+vel</text:span></text:p>
      <text:p text:style-name="P7">-raid 1 : <text:span text:style-name="T4">2</text:span> dischi scrivono stessa cosa, se <text:s/>disco<text:span text:style-name="T4">1</text:span> si <text:span text:style-name="T4">guasta no prob</text:span> <text:span text:style-name="T4">(non considerato</text:span> backup <text:span text:style-name="T1">perché scritti stesso tempo</text:span><text:span text:style-name="T4">) </text:span><text:span text:style-name="T9">+ sic</text:span></text:p>
      <text:p text:style-name="P7"><text:span text:style-name="T4">-R</text:span>aid 5 (parità) :</text:p>
      <text:p text:style-name="P7"><text:span text:style-name="T4">Richiede 3+ dischi,</text:span> scrive ½ su disc1, ½ su disc2 e parità su disco 3 <text:span text:style-name="T4">(</text:span>programma che ricostruisce dati danneggiati<text:span text:style-name="T4">) </text:span><text:span text:style-name="T9">+ vel + sic</text:span></text:p>
      <text:p text:style-name="P7">-Raid 6 </text:p>
      <text:p text:style-name="P7"><text:span text:style-name="T9">2</text:span><text:span text:style-name="T4"> dischi parità</text:span></text:p>
      <text:p text:style-name="P7"><text:span text:style-name="T4">-R</text:span>aid 10</text:p>
      <text:p text:style-name="P51">R 0 + R 1</text:p>
      <text:p text:style-name="P7"><text:span text:style-name="T4">-R</text:span><text:span text:style-name="T9">AID </text:span>50</text:p>
      <text:p text:style-name="P51">R 0 + R 1 + R 5</text:p>
      <text:p text:style-name="P7"/>
      <text:p text:style-name="P8"><text:span text:style-name="T4">V</text:span>erifica <text:span text:style-name="T4">di c</text:span>ompatibilità <text:span text:style-name="T36">tra hardware</text:span> e windows</text:p>
      <text:p text:style-name="P7">Map <text:span text:style-name="T1">T</text:span>oolkit Windows10</text:p>
      <text:p text:style-name="P7">- <text:span text:style-name="T4">I</text:span>nterroga computer</text:p>
      <text:p text:style-name="P7">- <text:span text:style-name="T4">R</text:span>eport compatibilità</text:p>
      <text:p text:style-name="P7"/>
      <text:p text:style-name="P75">Versioni Windows Home – Pro - Enterprise</text:p>
      <text:p text:style-name="P69">Pro: HyperV, RDP, BitLocker, <text:span text:style-name="T29">Gestione utenti, domini </text:span><text:span text:style-name="T36">e group policy</text:span></text:p>
      <text:p text:style-name="P73">Enterprise: Instradazione traffico internet (VPN) e Branchcache</text:p>
      <text:p text:style-name="P6">Controllo di massa se connesse assieme ad un solo pc con MTW10</text:p>
      <text:p text:style-name="P6"/>
      <text:p text:style-name="P76">Attivazione Windows10:</text:p>
      <text:p text:style-name="P76">MAK singolo host convalida ogni 180 la sua chiav<text:span text:style-name="T37">e</text:span></text:p>
      <text:p text:style-name="P76">KMS ci pensa il server</text:p>
      <text:p text:style-name="P76">-OEM un solo pc, attivazione MAK</text:p>
      <text:p text:style-name="P76">-Retail comprata in negozio</text:p>
      <text:p text:style-name="P76"><text:soft-page-break/>-VLSC licenze a volume, usata per attivazione in aziende, MAK o KMS</text:p>
      <text:p text:style-name="P76"/>
      <text:p text:style-name="P8">ACT: tool capire se una <text:span text:style-name="T1">app</text:span> girerà su Window 10</text:p>
      <text:p text:style-name="P7"/>
      <text:p text:style-name="P10"><text:span text:style-name="T4">V</text:span>irtualizzazione</text:p>
      <text:p text:style-name="P10">consente eseguire un os dentro un altro os, ci sono hypervisor 1, 2 e container</text:p>
      <text:p text:style-name="P10"/>
      <text:p text:style-name="P11"><text:span text:style-name="T4">H</text:span>ypervisor 2 : <text:span text:style-name="T28">VM installata sopra a OS. Sperimentazioni e Test con Pc</text:span></text:p>
      <text:p text:style-name="P12"><text:span text:style-name="T4">H</text:span><text:span text:style-name="T1">ypervisor </text:span>1: <text:span text:style-name="T28">VM installata sopra ad Hardware. Lavori con Servers</text:span></text:p>
      <text:p text:style-name="P51">Container: VM <text:span text:style-name="T28">installata sopra OS ma Vm </text:span>parla direttamente con Kernel, quindi non puoi cambiare SO nella VM <text:span text:style-name="T5">mentr</text:span><text:span text:style-name="T1">e</text:span><text:span text:style-name="T5"> con gli altri puoi cambiare a patto di avere lo stesso assembler </text:span><text:span text:style-name="T1">(arm,x86)</text:span></text:p>
      <text:p text:style-name="P10"/>
      <text:p text:style-name="P13">21/11/2022</text:p>
      <text:p text:style-name="P77"><text:span text:style-name="T4">D</text:span>river<text:span text:style-name="T4">s</text:span>= <text:span text:style-name="T4">Manuali d’istruzione per l’OS su come usare Hardware </text:span><text:span text:style-name="T38">stesso livello kernel</text:span></text:p>
      <text:p text:style-name="P78"><text:span text:style-name="T39">Composto: </text:span>file .inf(informazioni file) .sys <text:s/>.dll <text:span text:style-name="T39">(</text:span>istruzioni su come usare driver<text:span text:style-name="T39">)</text:span> - .cat </text:p>
      <text:p text:style-name="P15"/>
      <text:p text:style-name="P14">esplo<text:span text:style-name="T4">ra</text:span> risorse carica interfaccia grafica</text:p>
      <text:p text:style-name="P16"><text:span text:style-name="T9">W</text:span>10 multiutente, cartella “utente”, tutto ciò che è di utente, <text:span text:style-name="T9">i suoi dati personali sono lì</text:span></text:p>
      <text:p text:style-name="P51">ES: Word è usabile da tutti, ma solo utente può accedere al suo file word</text:p>
      <text:p text:style-name="P14"><text:span text:style-name="T9">Internet explorer</text:span> unico browser con actvix <text:span text:style-name="T9">(</text:span>serve a sapp<text:span text:style-name="T9">)</text:span></text:p>
      <text:p text:style-name="P17"/>
      <text:p text:style-name="P18">29/11/2022</text:p>
      <text:p text:style-name="P18"/>
      <text:p text:style-name="P18">Diagnostica windows</text:p>
      <text:p text:style-name="P18"/>
      <text:p text:style-name="P87"><text:span text:style-name="T40">V</text:span>isualizzatore eventi, <text:span text:style-name="T40">registra log sistema:</text:span></text:p>
      <text:p text:style-name="P89">Registri divisi in:</text:p>
      <text:list text:style-name="WWNum4">
        <text:list-header>
          <text:p text:style-name="P90">-<text:span text:style-name="T40">S</text:span>istema (errori di sistema)</text:p>
          <text:p text:style-name="P90">-Sicurezza (<text:span text:style-name="T40">tutti i</text:span> login)</text:p>
          <text:p text:style-name="P90">-Applicazione (tutti i dettagli rispetto al funzionamento delle applicazioni)</text:p>
        </text:list-header>
      </text:list>
      <text:p text:style-name="P88">Quando non va un’ app bisogna andare nel visualizzatore eventi a controllare i log</text:p>
      <text:p text:style-name="P88">quando il s.o smette di funzionare si verificano gli stopcodes</text:p>
      <text:p text:style-name="P80">quando si verificano si crea una immagine di memoria che verrà analizzata da strumenti di debug</text:p>
      <text:p text:style-name="P80"/>
      <text:p text:style-name="P18">gestione <text:span text:style-name="T9">attività</text:span> &gt; prestazioni &gt; apri monitoraggio risorse</text:p>
      <text:p text:style-name="P18"><text:span text:style-name="T9">CPU: </text:span><text:span text:style-name="T27">Divisa in core e multithreading, </text:span><text:span text:style-name="T41">controlla quanti core una app usa e se distribuisce</text:span></text:p>
      <text:p text:style-name="P18"><text:span text:style-name="T9">RAM: </text:span>quando <text:span text:style-name="T27">ram </text:span><text:span text:style-name="T41">usata &gt;90%</text:span><text:span text:style-name="T27"> &gt;</text:span> memoria virtuale <text:span text:style-name="T27">su</text:span> disco fisso,<text:span text:style-name="T9"> lento</text:span></text:p>
      <text:p text:style-name="P18"/>
      <text:p text:style-name="P79">Disco Fisso 2 grafici:</text:p>
      <text:p text:style-name="P79">1) velocità scrittura</text:p>
      <text:p text:style-name="P79">2) Lunghezza coda (se &gt;=1 è un problema)</text:p>
      <text:p text:style-name="P18"><text:soft-page-break/></text:p>
      <text:p text:style-name="P19"><text:span text:style-name="T10">Scheda Rete </text:span>3 grafic<text:span text:style-name="T10">i:</text:span></text:p>
      <text:p text:style-name="P19"><text:span text:style-name="T10">1) </text:span>dice quanti bit trasmette</text:p>
      <text:p text:style-name="P18">2<text:span text:style-name="T10">)</text:span> num connessioni </text:p>
      <text:p text:style-name="P18">3<text:span text:style-name="T10">)</text:span> % utilizzo scheda rete</text:p>
      <text:p text:style-name="P18"/>
      <text:p text:style-name="P52">Fibra:</text:p>
      <text:p text:style-name="P18">Fttc: <text:span text:style-name="T10">Fibra da centrale a cabinet, rame da cabinet a casa</text:span></text:p>
      <text:p text:style-name="P19">Fibra ftth: <text:span text:style-name="T10">Fibra fino a casa</text:span></text:p>
      <text:p text:style-name="P19">-Gpon (anello per case)</text:p>
      <text:p text:style-name="P18">-ILC (privata)</text:p>
      <text:p text:style-name="P18"/>
      <text:p text:style-name="P21">fibra condivisa mai avrai 100 mbps, a meno di <text:span text:style-name="T10">BMG (</text:span>banda garantita<text:span text:style-name="T10">)</text:span></text:p>
      <text:p text:style-name="P18"/>
      <text:p text:style-name="P18">Operatore di consegna = Consegna i dati agli utenti.</text:p>
      <text:p text:style-name="P18">Operatore di trasporto = Consegna i dati tra operatori.</text:p>
      <text:p text:style-name="P18">Internet Exchange = Punti di interscambio tra operatori.</text:p>
      <text:p text:style-name="P18"><text:span text:style-name="T29">Operatore C. </text:span>compra banda da IX <text:span text:style-name="T2">(fastweb prende da internet exchange milano, amsterdam etc)</text:span></text:p>
      <text:p text:style-name="P18">Connettività garantita fino al gate dell’operatore <text:span text:style-name="T3">(best effort internet)</text:span></text:p>
      <text:p text:style-name="P20">La nostra rete va da Mix a DeuMix fino a Dublino dove sono i server AWS,Azure,Google</text:p>
      <text:p text:style-name="P18">Connettività <text:span text:style-name="T29">MPLS VPN</text:span>: Connessione garantita transcontinentale, rete <text:span text:style-name="T29">point-to-p </text:span>virtuale</text:p>
      <text:p text:style-name="P19"/>
      <text:p text:style-name="P19"/>
      <text:p text:style-name="P1">14/12</text:p>
      <text:p text:style-name="P1"><text:span text:style-name="T10">Architettura</text:span> <text:span text:style-name="T10">Windows:</text:span></text:p>
      <text:p text:style-name="P52">-Astrazione Hardware</text:p>
      <text:p text:style-name="P22"><text:span text:style-name="T10">-K</text:span>ernel</text:p>
      <text:p text:style-name="P22"><text:span text:style-name="T10">-D</text:span>rivers</text:p>
      <text:p text:style-name="P23">-executive services per organizzare richieste e per uniformare <text:span text:style-name="T10">risposte (spooler stampa) e fa da barriera, divide kernel mode e user mode</text:span></text:p>
      <text:p text:style-name="P22"><text:span text:style-name="T10">-A</text:span>pplicazioni</text:p>
      <text:p text:style-name="P22"/>
      <text:p text:style-name="P24">avvio automatico app si avvio quando login</text:p>
      <text:p text:style-name="P24">executive si avvia quando accendiamo pc</text:p>
      <text:p text:style-name="P24"/>
      <text:p text:style-name="P25"><text:span text:style-name="T11">S</text:span>torage di windows</text:p>
      <text:p text:style-name="P25"/>
      <text:p text:style-name="P57">Inizializzazione disco: Partizionamento</text:p>
      <text:p text:style-name="P33">sopra disco c’è partizione <text:span text:style-name="T11">(</text:span><text:span text:style-name="T12">partizione può essere &lt; </text:span><text:span text:style-name="T11">=</text:span><text:span text:style-name="T12"> a disco</text:span><text:span text:style-name="T11">)</text:span></text:p>
      <text:p text:style-name="P33">sopra partizione c’è volume <text:span text:style-name="T11">(disco può &gt; a partizione con disco dinamico span)</text:span></text:p>
      <text:p text:style-name="P33"/>
      <text:p text:style-name="P33"><text:soft-page-break/>Una partizione può essere MBR o GPT</text:p>
      <text:p text:style-name="P33">MBR scrive info partizione solo inizio, limite 2 T<text:span text:style-name="T11">B disco</text:span>, <text:span text:style-name="T11">max 4 partizioni</text:span></text:p>
      <text:p text:style-name="P33">GPT scrive <text:s/><text:span text:style-name="T11">info partizioni in più parti, No limit disco, 128 partizioni, richiede UEFI Bios</text:span></text:p>
      <text:p text:style-name="P26"/>
      <text:p text:style-name="P33"><text:span text:style-name="T11">Un</text:span> disco base non <text:span text:style-name="T11">estendibile</text:span> se non c’è spazio contiguo, allora c’è <text:s/>il disco dinamico spanned</text:p>
      <text:p text:style-name="P56">Tipi di <text:span text:style-name="T13">Volumi</text:span></text:p>
      <text:p text:style-name="P56"><text:span text:style-name="T13">-S</text:span><text:span text:style-name="T12">emplici</text:span></text:p>
      <text:p text:style-name="P27">-<text:span text:style-name="T13">S</text:span>pan<text:span text:style-name="T13">ned (usabile con + dischi, crea un solo disco con spazio somma dischi)</text:span></text:p>
      <text:p text:style-name="P27">-<text:span text:style-name="T13">Mirrored </text:span><text:s/><text:span text:style-name="T13">(Raid </text:span>1, <text:span text:style-name="T13">usa 2 dischi e dimezza spazio</text:span>)</text:p>
      <text:p text:style-name="P26">-<text:span text:style-name="T13">Striped </text:span>(<text:span text:style-name="T13">Raid</text:span> 0, <text:span text:style-name="T13">usa 2 dischi, spazio somma 2 dischi</text:span>)</text:p>
      <text:p text:style-name="P58">Il OS può stare solo su volume semplice, perché i vol din devono essere interpretati da Windows.</text:p>
      <text:p text:style-name="P58"/>
      <text:p text:style-name="P25">formattare= imporre formato che impone File system</text:p>
      <text:p text:style-name="P29"/>
      <text:p text:style-name="P29"><text:span text:style-name="T14">F</text:span>ile system: sistema di archiviazione <text:span text:style-name="T14">di memoria di massa </text:span>che <text:span text:style-name="T13">organizza i file in modo specifico</text:span></text:p>
      <text:p text:style-name="P29"/>
      <text:p text:style-name="P30">fat 32: <text:span text:style-name="T13">+</text:span>lingua franca <text:s/><text:span text:style-name="T13">+</text:span>veloce – <text:span text:style-name="T13">no </text:span>sicurezza <text:span text:style-name="T6">o funzionalità <text:s/>- </text:span><text:span text:style-name="T13">non scrive file &gt;4GB</text:span></text:p>
      <text:p text:style-name="P30"/>
      <text:p text:style-name="P30">ReFs:</text:p>
      <text:p text:style-name="P30">-non s<text:span text:style-name="T13">upporta </text:span>il boot – <text:span text:style-name="T13">non ha funzionalità di nfts </text:span><text:s/>-non supporta quote, criptografia <text:span text:style-name="T13">o</text:span> <text:span text:style-name="T7">hard link</text:span></text:p>
      <text:p text:style-name="P28"><text:span text:style-name="T13">+</text:span>si ricostruisce mentre lo usi, <text:span text:style-name="T13">se</text:span><text:span text:style-name="T6"> server crasha REFS parte comunque e corregge </text:span><text:span text:style-name="T13">danni </text:span><text:span text:style-name="T6">nel tempo</text:span></text:p>
      <text:p text:style-name="P30"/>
      <text:p text:style-name="P55">NTFS:</text:p>
      <text:p text:style-name="P30"><text:span text:style-name="T13">+</text:span><text:span text:style-name="T6">quote= quanto un utente può scrivere su disco, sicurezza come autorizzazioni di cartelle, compressione,crittografia, </text:span>massima sicurezza</text:p>
      <text:p text:style-name="P28"><text:span text:style-name="T13">+Ha un</text:span> log <text:span text:style-name="T13">dove scrive cosa fa</text:span>, <text:span text:style-name="T13">così sa cosa riparare</text:span></text:p>
      <text:p text:style-name="P59">+Tutte le funzionalità windows</text:p>
      <text:p text:style-name="P59">- molto pesante, c’è molto overhead quando scrivi file</text:p>
      <text:p text:style-name="P54"/>
      <text:p text:style-name="P28">exFat: fat32 ma m<text:span text:style-name="T13">eglio non ha il limite 4GB</text:span>, paga la royalty <text:span text:style-name="T13">a Microsoft </text:span>però</text:p>
      <text:p text:style-name="P31"/>
      <text:p text:style-name="P32">09/02/23</text:p>
      <text:p text:style-name="P53"/>
      <text:p text:style-name="P34">Permessi e sicurezza</text:p>
      <text:p text:style-name="P34">2 tipi utenti: Admin, standard</text:p>
      <text:p text:style-name="P34">Admin: Scrivere cartella windows,programmi, modificare impostazioni windows, installare/disinstallare diventare propietario</text:p>
      <text:p text:style-name="P60"><text:soft-page-break/>Standard: Ha potere solo se Admin glielo concede</text:p>
      <text:p text:style-name="P34"/>
      <text:p text:style-name="P35">Usare gestione computer per fare <text:span text:style-name="T14">utente</text:span></text:p>
      <text:p text:style-name="P35"><text:span text:style-name="T14">E</text:span>lenco utenti <text:span text:style-name="T14">esistiti su PC</text:span>: <text:s/><text:span text:style-name="T14">F</text:span>ile sam nella cartella windows, <text:span text:style-name="T14">vedi il seed</text:span></text:p>
      <text:p text:style-name="P35">per capire se uno è admin basta vedere il gruppo administrator</text:p>
      <text:p text:style-name="P35"/>
      <text:p text:style-name="P35">Ereditarietà</text:p>
      <text:p text:style-name="P35">E: </text:p>
      <text:p text:style-name="P35"><text:tab/>E: Dati (rw,ALL)</text:p>
      <text:p text:style-name="P35"><text:tab/><text:tab/>\|AMM (rw, AMM)</text:p>
      <text:p text:style-name="P35"><text:tab/><text:tab/>\TEC </text:p>
      <text:p text:style-name="P35"><text:tab/><text:tab/><text:tab/>|\Dirigente(rw,Dirigente)</text:p>
      <text:p text:style-name="P35"><text:tab/><text:tab/>\Pubblico(rw,ALL)</text:p>
      <text:p text:style-name="P35"/>
      <text:p text:style-name="P35"><text:tab/>Interruzione ereditarietà per dare altre propietà e poteri a cartella figlia</text:p>
      <text:p text:style-name="P35"/>
      <text:p text:style-name="P35">in gestione utenti per cambiare permessi per Lettura (lettura ed esecuzione, scrittura modifica e scrittura)</text:p>
      <text:p text:style-name="P35"/>
      <text:p text:style-name="P61">che succede se cancelli utente da gestione utenti? <text:span text:style-name="T16"><text:s/>l’utente non può loggare ma la sua cartella rimane. </text:span></text:p>
      <text:p text:style-name="P36">Per ricrearlo non basta rifare l’account <text:span text:style-name="T14">con lo stesso nome, servono dei tools appositi</text:span></text:p>
      <text:p text:style-name="P35"/>
      <text:p text:style-name="P37">10/1/23</text:p>
      <text:p text:style-name="P37">Per non saturare server</text:p>
      <text:p text:style-name="P37">Quote si gestiscono dal volume</text:p>
      <text:p text:style-name="P38">proprietà&gt; quote&gt;impostazioni quote&gt; abilit<text:span text:style-name="T15">a</text:span>. </text:p>
      <text:p text:style-name="P38">Da ora in avanti i file vengono contati quelli prima no.</text:p>
      <text:p text:style-name="P37">Aggiungi voce quota &gt; nome utente &gt; limite quota <text:span text:style-name="T15">(Per utente/gruppo specifico)</text:span></text:p>
      <text:p text:style-name="P37"/>
      <text:p text:style-name="P39">windows server active directory <text:s/>consente integrazione e autorizzazioni e permessi centralizzati, e costringe i client a sottostare ad X condizioni <text:span text:style-name="T15">(</text:span>linux si usa su IBM e host<text:span text:style-name="T15">)</text:span></text:p>
      <text:p text:style-name="P85"/>
      <text:p text:style-name="P39">dhcp serve per ottenere ip automaticamente, usa il broadcast. <text:span text:style-name="T20">C</text:span>lient <text:span text:style-name="T20">fa richiesta broadcast</text:span> e il server dhcp risponde dando ip dal ip pool</text:p>
      <text:p text:style-name="P39">-lease time (ti do questo ip e lo tieni per <text:span text:style-name="T42">x</text:span> minuti e poi fai richiesta per estenderlo)</text:p>
      <text:p text:style-name="P39">lease alto(reti private)</text:p>
      <text:p text:style-name="P39">lease basso (pubbliche)</text:p>
      <text:p text:style-name="P39">-static lease (quando server riceve richiesta mac address gli da sempre sempre ip Y)</text:p>
      <text:p text:style-name="P39">meglio questo che dare l’ip statico, meno lavoro, meno manutenzione, <text:span text:style-name="T17">tranne che per macchinari pvc o stampanti</text:span></text:p>
      <text:p text:style-name="P39"/>
      <text:p text:style-name="P39"><text:soft-page-break/>layer 2 connessione</text:p>
      <text:p text:style-name="P62">Voglio mandare messaggio:</text:p>
      <text:p text:style-name="P41"><text:span text:style-name="T20">PC </text:span>vede se ip rete è nella stessa rete, così decide se <text:span text:style-name="T20">locale o </text:span>gateway &gt; richiesta arp </text:p>
      <text:p text:style-name="P41">la tabella si riempe e si svuota con mac diver<text:span text:style-name="T20">si ogni x minuto</text:span></text:p>
      <text:p text:style-name="P39">se sono due ad avere un ip uguale allora parli un po' con uno e l’altro</text:p>
      <text:p text:style-name="P39">dhcp va solo per layer2 a meno che non sia dhcp relay, che oltrepassa limiti layer2-layer3</text:p>
      <text:p text:style-name="P39">praticamente dice a quale ip rivolgersi per avere l’ip <text:span text:style-name="T17">(viene usato per i server a Ravenna, che danno IP a noi mortali)</text:span></text:p>
      <text:p text:style-name="P39"/>
      <text:p text:style-name="P39">domain controller</text:p>
      <text:p text:style-name="P39">default gateway</text:p>
      <text:p text:style-name="P39">server dhcp </text:p>
      <text:p text:style-name="P39"><text:span text:style-name="T17">Questi 3 </text:span>devono sempre avere IP, quindi ip statico, per il resto va bene dhcp</text:p>
      <text:p text:style-name="P39"/>
      <text:p text:style-name="P39">Server DNS <text:span text:style-name="T24">(</text:span>domain name server<text:span text:style-name="T24">)</text:span></text:p>
      <text:p text:style-name="P64">Inserisci nome &gt; nome fa parte del dominio del sito&gt; sistema cerca IP di dominio</text:p>
      <text:p text:style-name="P65">risoluzione nomi: <text:s/>ricerca <text:span text:style-name="T26">di IP</text:span></text:p>
      <text:p text:style-name="P65"/>
      <text:p text:style-name="P68">-Pc cerca browser e SO cache ip entro il TTL</text:p>
      <text:p text:style-name="P65"><text:s/>-<text:span text:style-name="T26">Pc chiede a DNS resolver (Provider) se ha l’ IP</text:span> </text:p>
      <text:p text:style-name="P65">-<text:span text:style-name="T26">Resolver chiede a Root Nameserver (13 server di corporazioni)</text:span></text:p>
      <text:p text:style-name="P65">-<text:span text:style-name="T26">Nameserver chiede al TLD (server che si occupano dei namespace .com .edu…)</text:span></text:p>
      <text:p text:style-name="P65">-<text:span text:style-name="T26">TLD ti manda da ANS (Authoritarive NameServer)</text:span></text:p>
      <text:p text:style-name="P65">Diversi livelli DNS: ogni livello ha namespace ed è responsabile di una zona (area organizzativa) dove dentro ci sono i record <text:span text:style-name="T26">DNS (IP e nome dominio)</text:span></text:p>
      <text:p text:style-name="P64">Tipi di record DNS:</text:p>
      <text:p text:style-name="P64">Zona di ricerca diretta: Gestiti da Registral</text:p>
      <text:p text:style-name="P64">A <text:s/>convertono nome in ipv4</text:p>
      <text:p text:style-name="P64">AAAA come A ma per l’ipv6</text:p>
      <text:p text:style-name="P64">CNAME Definisce un alias, <text:span text:style-name="T26">un altro dominio collegato da cercare oltre a quello cercato</text:span></text:p>
      <text:p text:style-name="P64">MX definiscono <text:span text:style-name="T26">IP di </text:span>chi gestisce la posta per un determinato dominio</text:p>
      <text:p text:style-name="P64">Zona ricerca inversa: Gestiti dai provider che comprano da IANA</text:p>
      <text:p text:style-name="P64">PTR Converte il IP in nome, <text:span text:style-name="T26">ricerca inversa</text:span></text:p>
      <text:p text:style-name="P64"/>
      <text:p text:style-name="P86"><text:span text:style-name="T25">NSLOOKUP: </text:span>Strumento <text:span text:style-name="T24">di CMD </text:span><text:s/>per verificare la funzionalità DNS. </text:p>
      <text:p text:style-name="P66">I server hanno TTL diversi, che aggiornano i record una volta aggiornati.</text:p>
      <text:p text:style-name="P66">Server DNS con TTL bassi vengono utilizzati per effettuare bilanciamenti di carico.</text:p>
      <text:p text:style-name="P67">Host file: Collega nome host con IP<text:tab/>c:\windows\system32\drivers\etc\hosts </text:p>
      <text:p text:style-name="P64">Il dns è utile anche alla risoluzione dei controller di dominio per un ambiente active directory</text:p>
      <text:p text:style-name="P39">nomi gerarchici nei link come .it top level difesa secondo livello www host<text:span text:style-name="T17">na</text:span>me</text:p>
      <text:p text:style-name="P39"><text:soft-page-break/></text:p>
      <text:p text:style-name="P39">Diagnostica rete windows</text:p>
      <text:p text:style-name="P40">-ipconfig per vedere se hai <text:span text:style-name="T19">ip normale o </text:span>apipa <text:span text:style-name="T19">(</text:span><text:span text:style-name="T21">ip </text:span>autoassegnat<text:span text:style-name="T21">o</text:span> 169.254.0.0/16<text:span text:style-name="T19">) </text:span><text:span text:style-name="T21"><text:s/>&gt; malfunzionamento server dhcp</text:span></text:p>
      <text:p text:style-name="P39">-<text:span text:style-name="T19">ping</text:span> gateway &gt;<text:span text:style-name="T19"> non funzion</text:span><text:span text:style-name="T21">a &gt; controlla problema router verso internet</text:span></text:p>
      <text:p text:style-name="P39">-ping host pubblico(8.8.8.8) &gt; non raggiungibile &gt; problema operatore <text:span text:style-name="T22">telefonico</text:span></text:p>
      <text:p text:style-name="P39">-risoluzione nomi nomi pingando host pubblico nome (wwwgoogle.com) &gt; non funziona &gt; <text:span text:style-name="T23">disservizio</text:span><text:span text:style-name="T22"> </text:span>DNS</text:p>
      <text:p text:style-name="P39"/>
      <text:p text:style-name="P39">tassonomia firewall</text:p>
      <text:p text:style-name="P44">I firewall <text:span text:style-name="T24">sono</text:span> stateful, riconoscono se il pacchetto è “nuovo” oppure se è una risposta</text:p>
      <text:p text:style-name="P39">Host firewall= software all’interno</text:p>
      <text:p text:style-name="P39">Firewall Perimetrale, <text:span text:style-name="T18">apparecchio</text:span> fisico che si mette in mezzo tra entrata e uscita</text:p>
      <text:p text:style-name="P39"/>
      <text:p text:style-name="P39">il perimetrale protegge tutti in aziend<text:span text:style-name="T20">a</text:span>, l’host protegge il singolo host</text:p>
      <text:p text:style-name="P43">il perimetrale decide se X rete può accedere a Y rete</text:p>
      <text:p text:style-name="P43">possono anche tracciare dove utente X può andare perché lo mette su un log in cloud</text:p>
      <text:p text:style-name="P43"><text:span text:style-name="T17">DPL </text:span>data loss prevention: se <text:span text:style-name="T17">firewall host </text:span>verificano un pattern su una chiavetta o sulla rete allora bloccano: esempio, rubare progetto con chiavetta</text:p>
      <text:p text:style-name="P42">I firewall host sono più capillari e vanno tenuti come supporto <text:span text:style-name="T24">al perimetrale</text:span></text:p>
      <text:p text:style-name="P39"/>
      <text:p text:style-name="P39">Firewall Packet filter vs UTM</text:p>
      <text:p text:style-name="P39">Packet Filter lavora nei livelli 3 e 4 OSI che quindi lavora con tcp/udp, porte</text:p>
      <text:p text:style-name="P39">UTM lavora con il livello 7 <text:s/>quindi guarda il pattern di applicazione e vede se è davver<text:span text:style-name="T20">o</text:span> l’http <text:span text:style-name="T20">che vuole lui (+efficace -lento e costoso)</text:span></text:p>
      <text:p text:style-name="P43"/>
      <text:p text:style-name="P43">3 profili: pubblico, privato, dominio</text:p>
      <text:p text:style-name="P43">pubblico dovrebbe essere impostato come più sicuro, <text:span text:style-name="T18">partono tutti come uguali a inizio configurazione</text:span></text:p>
      <text:p text:style-name="P43"/>
      <text:p text:style-name="P64">Connection awareness, Windows ricorda della rete:</text:p>
      <text:p text:style-name="P44">-mac add gateway </text:p>
      <text:p text:style-name="P44">- ip add gateway</text:p>
      <text:p text:style-name="P44">-subnet </text:p>
      <text:p text:style-name="P44">-<text:span text:style-name="T24">se a consumo (connessione con piano tariffario)</text:span></text:p>
      <text:p text:style-name="P64">-scelta firewall</text:p>
      <text:p text:style-name="P43"/>
      <text:p text:style-name="P43">diagnostica firewall</text:p>
      <text:p text:style-name="P43">registro <text:span text:style-name="T8">(scegli se registrare solo le ignorate o anche le riuscite)</text:span></text:p>
      <text:p text:style-name="P43">per vederlo avanzate e te ne appropri</text:p>
      <text:p text:style-name="P43"/>
      <text:p text:style-name="P45">nuova regola</text:p>
      <text:p text:style-name="P45"><text:soft-page-break/><text:span text:style-name="T20">Puoi </text:span>autorizz<text:span text:style-name="T20">are</text:span> <text:span text:style-name="T20">vari segnali come </text:span>il ping (icmpv4) di un host</text:p>
      <text:p text:style-name="P62">gerarchia</text:p>
      <text:p text:style-name="P49"><text:span text:style-name="T20">1)</text:span>Regole nostre che negano </text:p>
      <text:p text:style-name="P49"><text:span text:style-name="T20">2)</text:span>regole nostre che permettono</text:p>
      <text:p text:style-name="P49"><text:span text:style-name="T20">3)</text:span>regole default</text:p>
      <text:p text:style-name="P47"/>
      <text:p text:style-name="P60">11/01/23</text:p>
      <text:p text:style-name="P60"/>
      <table:table table:name="Tabella1" table:style-name="Tabella1">
        <table:table-column table:style-name="Tabella1.A" table:number-columns-repeated="5"/>
        <table:table-row>
          <table:table-cell table:style-name="Tabella1.A1" office:value-type="string">
            <text:p text:style-name="P48">protocollo</text:p>
          </table:table-cell>
          <table:table-cell table:style-name="Tabella1.A1" office:value-type="string">
            <text:p text:style-name="P48">$</text:p>
          </table:table-cell>
          <table:table-cell table:style-name="Tabella1.A1" office:value-type="string">
            <text:p text:style-name="P48">preinstallato</text:p>
          </table:table-cell>
          <table:table-cell table:style-name="Tabella1.A1" office:value-type="string">
            <text:p text:style-name="P48">Necessita conf rete</text:p>
          </table:table-cell>
          <table:table-cell table:style-name="Tabella1.E1" office:value-type="string">
            <text:p text:style-name="P48">Screen sharing</text:p>
          </table:table-cell>
        </table:table-row>
        <table:table-row>
          <table:table-cell table:style-name="Tabella1.A2" office:value-type="string">
            <text:p text:style-name="P48">RDP tcp 3389</text:p>
          </table:table-cell>
          <table:table-cell table:style-name="Tabella1.A2" office:value-type="string">
            <text:p text:style-name="P48">gratis</text:p>
          </table:table-cell>
          <table:table-cell table:style-name="Tabella1.A2" office:value-type="string">
            <text:p text:style-name="P48">Sì w10Pro in su</text:p>
          </table:table-cell>
          <table:table-cell table:style-name="Tabella1.A2" office:value-type="string">
            <text:p text:style-name="P48">Si</text:p>
          </table:table-cell>
          <table:table-cell table:style-name="Tabella1.E2" office:value-type="string">
            <text:p text:style-name="P48">no</text:p>
          </table:table-cell>
        </table:table-row>
        <table:table-row>
          <table:table-cell table:style-name="Tabella1.A2" office:value-type="string">
            <text:p text:style-name="P48">VNC tcp 5900</text:p>
          </table:table-cell>
          <table:table-cell table:style-name="Tabella1.A2" office:value-type="string">
            <text:p text:style-name="P48">Open source</text:p>
          </table:table-cell>
          <table:table-cell table:style-name="Tabella1.A2" office:value-type="string">
            <text:p text:style-name="P48">No</text:p>
          </table:table-cell>
          <table:table-cell table:style-name="Tabella1.A2" office:value-type="string">
            <text:p text:style-name="P48">Sì</text:p>
          </table:table-cell>
          <table:table-cell table:style-name="Tabella1.E2" office:value-type="string">
            <text:p text:style-name="P48">Sì</text:p>
          </table:table-cell>
        </table:table-row>
        <table:table-row>
          <table:table-cell table:style-name="Tabella1.A2" office:value-type="string">
            <text:p text:style-name="P63">Teamviewer</text:p>
          </table:table-cell>
          <table:table-cell table:style-name="Tabella1.A2" office:value-type="string">
            <text:p text:style-name="P63">Open source/pagament</text:p>
          </table:table-cell>
          <table:table-cell table:style-name="Tabella1.A2" office:value-type="string">
            <text:p text:style-name="P63">NO</text:p>
          </table:table-cell>
          <table:table-cell table:style-name="Tabella1.A2" office:value-type="string">
            <text:p text:style-name="P63">No</text:p>
          </table:table-cell>
          <table:table-cell table:style-name="Tabella1.E2" office:value-type="string">
            <text:p text:style-name="P63">Si</text:p>
          </table:table-cell>
        </table:table-row>
      </table:table>
      <text:p text:style-name="P46">Solo gli admi o utenti desktop remoto possono accedere a connessione desktop remoto, metti IP</text:p>
      <text:p text:style-name="P46"/>
      <text:p text:style-name="P46">teamviewer</text:p>
      <text:p text:style-name="P46">+servizio cloud e screenshare</text:p>
      <text:p text:style-name="P46">-software a pagamento, poca sicurezza, prestazioni decadono</text:p>
      <text:p text:style-name="P50"/>
      <text:p text:style-name="P50">Windows Server funziona solo su macchine <text:s/>server, difficilmente funziona perfettamente su portatile</text:p>
      <text:p text:style-name="P50">ha componenti ridondati (+ ventole, + cavi energetici</text:p>
      <text:p text:style-name="P50">Licensing: Essential (25 utenti), funzionalità limitate. <text:span text:style-name="T43">No virtualizzazione</text:span></text:p>
      <text:p text:style-name="P50">Standard : Vuole la Cal, cioè una licenza, copre due <text:span text:style-name="T43">istanze</text:span> virtuali <text:span text:style-name="T43">per</text:span> 16 core. praticamente compri 16 core a licenza.</text:p>
      <text:p text:style-name="P50">Datacenter: Hai VM illimitate, vuole la Cal e c’è sempre da ricomprare la licenza ogni 16 core</text:p>
      <text:p text:style-name="P50">Usano molto virtualizzazione</text:p>
      <text:p text:style-name="P50">16/01/23</text:p>
      <text:p text:style-name="Standard">Installazione w10 server</text:p>
      <text:p text:style-name="Standard">esperienza core o desktop</text:p>
      <text:p text:style-name="Standard">non ho bisogno di 200 server con desktop, ma solo tipo 10 e le altre rimangono col cmd (stesso prezzo)</text:p>
      <text:p text:style-name="Standard"/>
      <text:p text:style-name="Standard">valutazione non usabile in produzione e niente supporto</text:p>
      <text:p text:style-name="Standard"/>
      <text:p text:style-name="Standard">diffe da w10 e server</text:p>
      <text:p text:style-name="Standard">-priorità processi (processi background &gt; processi foreground)</text:p>
      <text:p text:style-name="Standard">-predilige servizi di rete</text:p>
      <text:p text:style-name="Standard"/>
      <text:p text:style-name="Standard">viene creato account administrator </text:p>
      <text:p text:style-name="Standard">conf nome pc, ip</text:p>
      <text:p text:style-name="P82"/>
      <text:p text:style-name="P81">Condividere cartella rete, consentire a utenti di leggere scrivere questa cartella e metterla su server</text:p>
      <text:p text:style-name="P81">facile fare backup</text:p>
      <text:p text:style-name="P81"><text:soft-page-break/>CIFS/SMB common internet file system, protocollo condivisione</text:p>
      <text:p text:style-name="P81"/>
      <text:p text:style-name="P81">condivisione cartella : la crei &gt; gestione computer &gt; cartelle condivise &gt; condivisioni &gt; nuova cond.</text:p>
      <text:p text:style-name="P81">Caratteristiche condivisione</text:p>
      <text:p text:style-name="P81">-Nome condivisione</text:p>
      <text:p text:style-name="P81">-cartella a cui vengono salvati i dati </text:p>
      <text:p text:style-name="P81">– nascosta/visibile se sfogliabile da risorse computer (Nome$ == nascosta perché $)</text:p>
      <text:p text:style-name="P81">-permessi (quali gruppi/utenti possono fare cose)</text:p>
      <text:p text:style-name="P81"/>
      <text:p text:style-name="P81">Come aprire condivisione</text:p>
      <text:p text:style-name="P81">esegui &gt;</text:p>
      <text:p text:style-name="P81">\\Indirizzo Ip server\Nome condivisione</text:p>
      <text:p text:style-name="P81"/>
      <text:p text:style-name="P81">ip <text:s/>192.168.101.201</text:p>
      <text:p text:style-name="P81">condivisione: dati</text:p>
      <text:p text:style-name="P81">esem \\192.168.101.201 \dati</text:p>
      <text:p text:style-name="P81">se usi solo Ip sfogli condivisioni non nascoste$</text:p>
      <text:p text:style-name="P81"/>
      <text:p text:style-name="P81">connessione… Autenticazione: utente x con password y chiede accesso. Server controlla se utente esiste come locale… autenticazione ok.</text:p>
      <text:p text:style-name="P81">verifica permessi condivisione e file system:</text:p>
      <text:p text:style-name="P81">vedere cosa utente x può fare… permessi condivisione ok… permessi file system (ricorda permessi con ereditarierà, scrivere, leggere, controllo completo)<text:line-break/></text:p>
      <text:p text:style-name="P81">utente ottiene solo insieme minore dei 2 permessi (system:scrittura,lettura cond: lettura utente ha solo lettura)</text:p>
      <text:p text:style-name="P81"/>
      <text:p text:style-name="P81">nel 99% meglio mettere full su condivisione e quello che vuoi in system (dipende da quanti file se grossi &gt;1 milione allora è nel 1% è meglio contrario)</text:p>
      <text:p text:style-name="P81">cond da accesso per tutte le cartelle ereditarietà non spezzabile</text:p>
      <text:p text:style-name="P81"/>
      <text:p text:style-name="P83">active directory <text:span text:style-name="T44">è un database</text:span> che detiene tutte password e tiene password utenti sincronizzati, praticamente un must in qualsiasi azienda con +10 persone, fa anche le group policy</text:p>
      <text:p text:style-name="P84">IDM file server gestione autorizzazione &gt; Microsoft K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17M49S</meta:editing-duration>
    <meta:editing-cycles>88</meta:editing-cycles>
    <meta:generator>LibreOffice/7.4.3.2$Windows_X86_64 LibreOffice_project/1048a8393ae2eeec98dff31b5c133c5f1d08b890</meta:generator>
    <dc:date>2023-01-16T17:46:27.659000000</dc:date>
    <meta:document-statistic meta:table-count="1" meta:image-count="0" meta:object-count="0" meta:page-count="11" meta:paragraph-count="315" meta:word-count="2540" meta:character-count="15951" meta:non-whitespace-character-count="13660"/>
  </office:meta>
</office:document-meta>
</file>